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P2" style:family="paragraph" style:parent-style-name="Standard">
      <style:paragraph-properties style:text-autospace="none"/>
      <style:text-properties fo:color="#000000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Courier New" fo:language="en" fo:country="GB" fo:font-weight="bold" style:font-weight-asian="bold" style:font-name-complex="Courier New" style:font-weight-complex="bold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margin-left="0cm" fo:margin-right="0cm" fo:text-indent="1.251cm" style:auto-text-indent="false"/>
    </style:style>
    <style:style style:name="P8" style:family="paragraph" style:parent-style-name="Standard">
      <style:paragraph-properties fo:margin-left="0.635cm" fo:margin-right="0cm" fo:text-indent="0.616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Wingding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rechos o permisos sobre ficheros</text:p>
      <text:p text:style-name="P1"/>
      <text:p text:style-name="P1">Representación Simbólica</text:p>
      <text:p text:style-name="P1"/>
      <text:p text:style-name="P3"><text:span text:style-name="T1">$ </text:span><text:span text:style-name="T2">chmod </text:span><text:span text:style-name="T1">&lt;modo&gt; &lt;fichero&gt; </text:span><text:span text:style-name="T3"></text:span><text:span text:style-name="T1"> cambia los derechos asignados a un archivo.</text:span></text:p>
      <text:p text:style-name="Standard">El comando que se utiliza para modificar los permisos es chmod. Su forma general es:</text:p>
      <text:p text:style-name="Standard"/>
      <text:p text:style-name="P4">chmod <text:s/>tipo_usuario <text:s/>símbolo <text:s/>tipo_permiso fichero</text:p>
      <text:p text:style-name="Standard"/>
      <text:p text:style-name="Standard">Donde <text:span text:style-name="T4">tipo_usuario</text:span> puede valer:</text:p>
      <text:p text:style-name="Standard"><text:tab/><text:span text:style-name="T4">u</text:span> <text:s/>(user) que es el propietario del fichero</text:p>
      <text:p text:style-name="Standard"><text:tab/><text:span text:style-name="T4">g</text:span> <text:s/>(group) que indica el grupo</text:p>
      <text:p text:style-name="P7"><text:span text:style-name="T4">o </text:span><text:s/>(other), resto de usuarios</text:p>
      <text:p text:style-name="Standard"><text:tab/><text:span text:style-name="T4">a</text:span> <text:s/>(all), todos los usuarios</text:p>
      <text:p text:style-name="Standard"/>
      <text:p text:style-name="Standard"><text:span text:style-name="T4">Símbolo</text:span> puede ser:</text:p>
      <text:p text:style-name="Standard"><text:tab/><text:span text:style-name="T4">+</text:span> <text:s/>añade permisos</text:p>
      <text:p text:style-name="P8"><text:span text:style-name="T4">- </text:span><text:s text:c="2"/>quita permisos</text:p>
      <text:p text:style-name="P8">= asigna justo los permisos especificados</text:p>
      <text:p text:style-name="Standard"/>
      <text:p text:style-name="Standard">Y <text:span text:style-name="T4">tipo_permiso</text:span> puede valer:</text:p>
      <text:p text:style-name="Standard"><text:tab/><text:span text:style-name="T4">r</text:span> <text:s/>permiso de lectura</text:p>
      <text:p text:style-name="Standard"><text:tab/><text:span text:style-name="T4">w</text:span> <text:s/>permiso de escritura</text:p>
      <text:p text:style-name="Standard"><text:tab/><text:span text:style-name="T4">x </text:span><text:s/>permiso de ejecución</text:p>
      <text:p text:style-name="Standard"/>
      <text:p text:style-name="P2">Ejemplos:</text:p>
      <text:p text:style-name="Standard">Si tenemos un fichero con los siguientes permisos:</text:p>
      <text:p text:style-name="Standard"/>
      <text:p text:style-name="P5">-rw–r--r--</text:p>
      <text:p text:style-name="P6"/>
      <text:p text:style-name="Standard">y queremos quitar los permisos de lectura <text:s/><text:span text:style-name="T4">(-r)</text:span> a todos los usuarios menos al propietario <text:span text:style-name="T4">(og)</text:span>, podemos hacer:</text:p>
      <text:p text:style-name="Standard"/>
      <text:p text:style-name="P2"><text:span text:style-name="T4">chmod og-r </text:span>nombre_fichero</text:p>
      <text:p text:style-name="P2">-rw-------</text:p>
      <text:p text:style-name="P2"/>
      <text:p text:style-name="P2">Tenemos un directorio que es accesible por su propietario y por el grupo, pero no por el resto de usuarios:</text:p>
      <text:p text:style-name="P2"/>
      <text:p text:style-name="P2">drwxrwx--- </text:p>
      <text:p text:style-name="P2"/>
      <text:p text:style-name="P2">Y queremos hacerlo accesible a todos los usuarios del sistema. Para ello podemos copiar los permisos del grupo al resto de usuarios:</text:p>
      <text:p text:style-name="P2"/>
      <text:p text:style-name="P2">chmod o=g <text:span text:style-name="T5">nombre_fichero</text:span></text:p>
      <text:p text:style-name="P2"/>
      <text:p text:style-name="P2">drwxrwxrwx </text:p>
      <text:p text:style-name="P2"/>
      <text:p text:style-name="P2">Representación Octal</text:p>
      <text:p text:style-name="P2"/>
      <text:p text:style-name="P2">Activamos los permisos poniendo en su posición un 1 y los desactivamos poniendo un 0 en la <text:soft-page-break/>posición</text:p>
      <text:p text:style-name="P2"/>
      <text:p text:style-name="P2"/>
      <text:p text:style-name="P2"/>
      <text:p text:style-name="P2">rwx rwx rwx si quiero desactivar los permisos de escritura de todos</text:p>
      <text:p text:style-name="P2">101 101 101 </text:p>
      <text:p text:style-name="P2"/>
      <text:p text:style-name="P2">Después hago la conversión del número binario a OCTAL <text:s/>→</text:p>
      <text:p text:style-name="P2">101 101 101 → 5 5 5 </text:p>
      <text:p text:style-name="P2"/>
      <text:p text:style-name="P2">Chmod 555 <text:s/>nombre_fich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size="9pt" fo:font-weight="bold" style:font-size-asian="9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a </meta:initial-creator>
    <meta:creation-date>2012-11-05T09:07:53</meta:creation-date>
    <meta:document-statistic meta:table-count="0" meta:image-count="0" meta:object-count="0" meta:page-count="2" meta:paragraph-count="36" meta:word-count="233" meta:character-count="1416"/>
    <dc:date>2012-11-05T09:11:24</dc:date>
    <dc:creator>marta </dc:creator>
    <meta:editing-duration>PT00H03M32S</meta:editing-duration>
    <meta:editing-cycles>1</meta:editing-cycles>
    <meta:generator>OpenOffice.org/3.2$Unix OpenOffice.org_project/320m12$Build-9483</meta:generator>
  </office:meta>
</office:document-meta>
</file>